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Exercise 1: Read a file and display its contents</text:p>
      <text:p text:style-name="Normal">def read_file(filename):</text:p>
      <text:p text:style-name="Normal"><text:s text:c="4"/>try:</text:p>
      <text:p text:style-name="Normal"><text:s text:c="8"/>with open(filename, 'r') as file:</text:p>
      <text:p text:style-name="Normal"><text:s text:c="12"/>print(file.read())</text:p>
      <text:p text:style-name="Normal"><text:s text:c="4"/>except FileNotFoundError:</text:p>
      <text:p text:style-name="Normal"><text:s text:c="8"/>print(f"File '{filename}' not found.")</text:p>
      <text:p text:style-name="Normal">#Exercise 2: Copy the contents of one file to another</text:p>
      <text:p text:style-name="Normal"/>
      <text:p text:style-name="Normal">def copy_file(source_filename, target_filename):</text:p>
      <text:p text:style-name="Normal"><text:s text:c="4"/>try:</text:p>
      <text:p text:style-name="Normal"><text:s text:c="8"/>with open(source_filename, 'r') as source_file:</text:p>
      <text:p text:style-name="Normal"><text:s text:c="12"/>with open(target_filename, 'w') as target_file:</text:p>
      <text:p text:style-name="Normal"><text:s text:c="16"/>target_file.write(source_file.read())</text:p>
      <text:p text:style-name="Normal"><text:s text:c="8"/>print(f"File '{source_filename}' copied to '{target_filename}'.")</text:p>
      <text:p text:style-name="Normal"><text:s text:c="4"/>except FileNotFoundError:</text:p>
      <text:p text:style-name="Normal"><text:s text:c="8"/>print(f"File '{source_filename}' not found.")</text:p>
      <text:p text:style-name="Normal">#Exercise 3: Count the total number of words in a file</text:p>
      <text:p text:style-name="Normal"/>
      <text:p text:style-name="Normal">def count_words_in_file(filename):</text:p>
      <text:p text:style-name="Normal"><text:s text:c="4"/>try:</text:p>
      <text:p text:style-name="Normal"><text:s text:c="8"/>with open(filename, 'r') as file:</text:p>
      <text:p text:style-name="Normal"><text:s text:c="12"/>words = file.read().split()</text:p>
      <text:p text:style-name="Normal"><text:s text:c="12"/>print(f"Total words: {len(words)}")</text:p>
      <text:p text:style-name="Normal"><text:s text:c="4"/>except FileNotFoundError:</text:p>
      <text:p text:style-name="Normal"><text:s text:c="8"/>print(f"File '{filename}' not found.")</text:p>
      <text:p text:style-name="Normal">#Exercise 4: Convert a string to an integer with exception handling</text:p>
      <text:p text:style-name="Normal"/>
      <text:p text:style-name="Normal">def convert_to_int():</text:p>
      <text:p text:style-name="Normal"><text:s text:c="4"/>try:</text:p>
      <text:p text:style-name="Normal"><text:s text:c="8"/>user_input = input("Enter a string to convert to integer: ")</text:p>
      <text:soft-page-break/>
      <text:p text:style-name="Normal"><text:s text:c="8"/>integer = int(user_input)</text:p>
      <text:p text:style-name="Normal"><text:s text:c="8"/>print(f"Integer: {integer}")</text:p>
      <text:p text:style-name="Normal"><text:s text:c="4"/>except ValueError:</text:p>
      <text:p text:style-name="Normal"><text:s text:c="8"/>print("Invalid input. Please enter a valid integer.")</text:p>
      <text:p text:style-name="Normal">#Exercise 5: Raise an exception for negative integers in a list</text:p>
      <text:p text:style-name="Normal"/>
      <text:p text:style-name="Normal">def check_negative_numbers(numbers):</text:p>
      <text:p text:style-name="Normal"><text:s text:c="4"/>for num in numbers:</text:p>
      <text:p text:style-name="Normal"><text:s text:c="8"/>if num &lt; 0:</text:p>
      <text:p text:style-name="Normal"><text:s text:c="12"/>raise ValueError("List contains negative integers.")</text:p>
      <text:p text:style-name="Normal"><text:s text:c="4"/>print("List does not contain negative integers.")</text:p>
      <text:p text:style-name="Normal"/>
      <text:p text:style-name="Normal">def main():</text:p>
      <text:p text:style-name="Normal"><text:s text:c="4"/>try:</text:p>
      <text:p text:style-name="Normal"><text:s text:c="8"/>user_input = input("Enter a list of integers (space-separated): ")</text:p>
      <text:p text:style-name="Normal"><text:s text:c="8"/>numbers = list(map(int, user_input.split()))</text:p>
      <text:p text:style-name="Normal"><text:s text:c="8"/>check_negative_numbers(numbers)</text:p>
      <text:p text:style-name="Normal"><text:s text:c="4"/>except ValueError as e:</text:p>
      <text:p text:style-name="Normal"><text:s text:c="8"/>print(e)</text:p>
      <text:p text:style-name="Normal">Enter a filename: <text:s/>johny</text:p>
      <text:p text:style-name="Normal">Enter a string to write to the file: <text:s/>t</text:p>
      <text:p text:style-name="Normal">Welcome! String written to file successfully.</text:p>
      <text:p text:style-name="Normal">[ ]:</text:p>
      <text:p text:style-name="Normal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4-24T11:52:00Z</meta:creation-date>
    <dc:date>2025-04-24T12:30:00Z</dc:date>
    <meta:template xlink:href="Normal" xlink:type="simple"/>
    <meta:editing-cycles>1</meta:editing-cycles>
    <meta:editing-duration>PT1620S</meta:editing-duration>
    <meta:document-statistic meta:page-count="2" meta:paragraph-count="3" meta:word-count="287" meta:character-count="1922" meta:row-count="13" meta:non-whitespace-character-count="1638"/>
  </office:meta>
</office:document-meta>
</file>